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202124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Courier New" fo:font-size="9pt" fo:letter-spacing="normal" fo:font-style="normal" style:text-underline-style="solid" style:text-underline-width="auto" style:text-underline-color="font-color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4.432cm" svg:height="0.552cm" svg:x="0.491cm" svg:y="0.246cm">
          <text:p text:style-name="P1"><text:span text:style-name="T1">Bar nav sticky </text:span><text:span text:style-name="T1">רשימת קישורים מאוזנת</text:span><text:span text:style-name="T1">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24.432cm" svg:height="0.552cm" svg:x="0.491cm" svg:y="0.881cm">
          <text:p text:style-name="P1"><text:span text:style-name="T1"><text:s text:c="2"/></text:span><text:span text:style-name="T1">Red ad <text:s text:c="4"/>shop now link to https://www.apple.com/shop/gif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24.221cm" svg:height="2.089cm" svg:x="0.49cm" svg:y="1.532cm">
          <text:p text:style-name="P1"><text:span text:style-name="T2">height= </text:span><text:span text:style-name="T2">לפי התצוגה</text:span><text:span text:style-name="T2"><text:line-break/></text:span><text:span text:style-name="T2">רוחב של כולם לפי המקסימום</text:span></text:p>
          <text:p text:style-name="P1"><text:span text:style-name="T3"><text:a xlink:href="https://www.apple.com/shop/gifts" xlink:type="simple">https://www.apple.com/shop/gifts</text:a></text:span><text:span text:style-name="T2"><text:line-break/></text:span><text:span text:style-name="T2">כל החלק מהווה קישור</text:span><text:span text:style-name="T2"><text:line-break/></text:span><text:span text:style-name="T2">מעבר על כולו עם יד</text:span><text:span text:style-name="T2"><text:line-break/></text:span><text:span text:style-name="T2">הקישור מקבל גם קו תחתי רק כשעומדים ממש עלי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24.221cm" svg:height="2.089cm" svg:x="0.49cm" svg:y="3.793cm">
          <text:p text:style-name="P1"><text:span text:style-name="T1"/></text:p>
          <text:p text:style-name="P1"><text:span text:style-name="T3"><text:a xlink:href="https://www.apple.com/iphone-13-pro/" xlink:type="simple">https://www.apple.com/iphone-13-pro/</text:a></text:span><text:span text:style-name="T2"><text:line-break/></text:span><text:span text:style-name="T2">כנ”ל.</text:span><text:span text:style-name="T2"><text:line-break/></text:span><text:span text:style-name="T2">הקישור ל</text:span><text:span text:style-name="T2">BUY </text:span><text:span text:style-name="T2">שולח למקום אחר כל השאר כנ”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24.221cm" svg:height="2.089cm" svg:x="0.49cm" svg:y="6.055cm">
          <text:p text:style-name="P1"><text:span text:style-name="T2">height= </text:span><text:span text:style-name="T2">לפי התצוגה</text:span><text:span text:style-name="T2"><text:line-break/></text:span><text:span text:style-name="T2">רוחב של כולם לפי המקסימום</text:span></text:p>
          <text:p text:style-name="P1"><text:span text:style-name="T3"><text:a xlink:href="https://www.apple.com/iphone-13/" xlink:type="simple">https://www.apple.com/iphone-13/</text:a></text:span><text:span text:style-name="T2"><text:line-break/></text:span><text:span text:style-name="T2">כנ”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2" draw:layer="layout" svg:width="11.828cm" svg:height="1.282cm" svg:x="0.597cm" svg:y="8.274cm">
          <text:p text:style-name="P1"><text:span text:style-name="T1">כמו כל הנ”ל רק </text:span><text:span text:style-name="T1">2</text:span><text:span text:style-name="T1"> בעמוד</text:span></text:p>
          <text:p text:style-name="P1"><text:span text:style-name="T1">https://www.apple.com/macbook-pro-14-and-16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2" draw:layer="layout" svg:width="11.828cm" svg:height="1.282cm" svg:x="12.883cm" svg:y="8.291cm">
          <text:p text:style-name="P1"><text:span text:style-name="T1">https://www.apple.com/airpods-3rd-generatio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11.828cm" svg:height="1.282cm" svg:x="0.597cm" svg:y="9.756cm">
          <text:p text:style-name="P1"><text:span text:style-name="T1">https://www.apple.com/homepod-mini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2" draw:layer="layout" svg:width="11.828cm" svg:height="1.282cm" svg:x="12.883cm" svg:y="9.773cm">
          <text:p text:style-name="P1"><text:span text:style-name="T1">https://www.apple.com/apple-watch-series-7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11.828cm" svg:height="1.282cm" svg:x="0.597cm" svg:y="11.238cm">
          <text:p text:style-name="P1"><text:span text:style-name="T4">https://www.apple.com/apple-card/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2" draw:layer="layout" svg:width="11.828cm" svg:height="1.282cm" svg:x="12.883cm" svg:y="11.254cm">
          <text:p text:style-name="P1"><text:span text:style-name="T1">https://tv.apple.com/show/dickinson/umc.cmc.1ogyy5s2agasxa5qztabrlykn?itscg=10000&amp;itsct=atv-apl_hp-pmo_wch-DickinsonS3-2111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" draw:text-style-name="P2" draw:layer="layout" svg:width="23.659cm" svg:height="1.282cm" svg:x="0.597cm" svg:y="12.813cm">
          <text:p text:style-name="P1"><text:span text:style-name="T1">Fotter</text:span><text:span text:style-name="T1"><text:line-break/></text:span><text:span text:style-name="T1">יותר גבוה מעמוד אחד</text:span><text:span text:style-name="T1"><text:line-break/></text:span><text:span text:style-name="T1">מכיל בתוכו הרבה רשימות פרוט בהמש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0;p14" draw:style-name="gr3" draw:text-style-name="P4" draw:layer="layout" svg:width="20.219cm" svg:height="1.101cm" svg:x="1.439cm" svg:y="0.667cm">
          <text:p text:style-name="P1"><text:span text:style-name="T1">foo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" draw:text-style-name="P2" draw:layer="layout" svg:width="22.782cm" svg:height="2.281cm" svg:x="1.474cm" svg:y="2.001cm">
          <text:p text:style-name="P1"><text:span text:style-name="T1">מל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1" draw:text-style-name="P2" draw:layer="layout" svg:width="3.861cm" svg:height="7.371cm" svg:x="1.585cm" svg:y="4.283cm">
          <text:p text:style-name="P1"><text:span text:style-name="T1">רשימות :</text:span><text:span text:style-name="T1"><text:line-break/></text:span><text:span text:style-name="T1">כותרת של נושא</text:span><text:span text:style-name="T1"><text:line-break/></text:span><text:span text:style-name="T1">ומתחת רשימה של קישורים</text:span><text:span text:style-name="T1"><text:line-break/></text:span><text:span text:style-name="T1">ממלא את כל חמשת העמוד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4" draw:text-style-name="P2" draw:layer="layout" svg:width="3.861cm" svg:height="7.371cm" svg:x="6.081cm" svg:y="4.2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2" draw:layer="layout" svg:width="3.861cm" svg:height="7.371cm" svg:x="10.769cm" svg:y="4.2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4" draw:text-style-name="P2" draw:layer="layout" svg:width="3.861cm" svg:height="7.371cm" svg:x="15.458cm" svg:y="4.2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4" draw:text-style-name="P2" draw:layer="layout" svg:width="3.861cm" svg:height="7.371cm" svg:x="19.953cm" svg:y="4.25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1" draw:text-style-name="P2" draw:layer="layout" svg:width="22.129cm" svg:height="0.666cm" svg:x="1.685cm" svg:y="11.9cm">
          <text:p text:style-name="P1"><text:span text:style-name="T1">מלל+קישורים מובנים בתוך המל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1" draw:text-style-name="P2" draw:layer="layout" svg:width="7.161cm" svg:height="0.666cm" svg:x="1.685cm" svg:y="12.747cm">
          <text:p text:style-name="P1"><text:span text:style-name="T1">copy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1" draw:text-style-name="P2" draw:layer="layout" svg:width="7.302cm" svg:height="0.666cm" svg:x="9.093cm" svg:y="12.747cm">
          <text:p text:style-name="P1"><text:span text:style-name="T1">רשימת קישורים מאוזנ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1" draw:text-style-name="P2" draw:layer="layout" svg:width="6.851cm" svg:height="0.666cm" svg:x="17.061cm" svg:y="12.747cm">
          <text:p text:style-name="P1"><text:span text:style-name="T1">https://www.apple.com/choose-country-regio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1027dbe1d54_0_22:notes" draw:style-name="gr2" draw:layer="layout" svg:width="16.932cm" svg:height="9.524cm" svg:x="1.059cm" svg:y="1.905cm" draw:page-number="2" presentation:class="page"/>
          <draw:frame draw:name="Google Shape;68;g1027dbe1d54_0_2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"/>
    <meta:generator>LibreOfficeDev/6.0.5.2$Linux_X86_64 LibreOffice_project/</meta:generator>
  </office:meta>
</office:document-meta>
</file>